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25-02-26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23-12-10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22-12-14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21-12-10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21-01-09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19-12-1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19-01-14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18-01-23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17-01-1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0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0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0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0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0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200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199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199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199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199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199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199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2107</text:p>
          </table:table-cell>
          <table:table-cell office:value-type="string" calcext:value-type="string">
            <text:p>Kent County Golf Course</text:p>
          </table:table-cell>
          <table:table-cell office:value-type="string" calcext:value-type="string">
            <text:p>199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